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Número Serial del registro no es único; no se puede guardar.</text:p>
          </table:table-cell>
          <table:table-cell office:value-type="string">
            <text:p>Record serial number is duplicated; cannot save.</text:p>
          </table:table-cell>
          <table:table-cell office:value-type="string">
            <text:p>Registre o número de série é repetido; não pode salvar</text:p>
          </table:table-cell>
          <table:table-cell office:value-type="string">
            <text:p>Record numéro de série est une copie; ne peut pas enregistrer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18:0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1-20T18:01:47</dc:date>
    <meta:editing-cycles>58</meta:editing-cycles>
    <meta:editing-duration>PT02H57M29S</meta:editing-duration>
    <meta:document-statistic meta:table-count="1" meta:cell-count="2957" meta:object-count="0"/>
    <meta:user-defined meta:name="Info 1"/>
    <meta:user-defined meta:name="Info 2"/>
    <meta:user-defined meta:name="Info 3"/>
    <meta:user-defined meta:name="Info 4"/>
  </office:meta>
</office:document-meta>
</file>